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6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ourier New" style:font-name-complex="Courier New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2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ourier New" style:font-name-complex="Courier New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1.503cm"/>
          <style:tab-stop style:position="3.507cm"/>
          <style:tab-stop style:position="7.514cm"/>
          <style:tab-stop style:position="9.017cm"/>
        </style:tab-stops>
      </style:paragraph-properties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.503cm"/>
          <style:tab-stop style:position="3.006cm"/>
          <style:tab-stop style:position="6.011cm"/>
          <style:tab-stop style:position="7.514cm"/>
        </style:tab-stops>
      </style:paragraph-properties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503cm"/>
          <style:tab-stop style:position="3.507cm"/>
          <style:tab-stop style:position="7.514cm"/>
          <style:tab-stop style:position="9.017cm"/>
          <style:tab-stop style:position="16.489cm"/>
        </style:tab-stops>
      </style:paragraph-properties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1.503cm"/>
          <style:tab-stop style:position="3.507cm"/>
          <style:tab-stop style:position="7.514cm"/>
          <style:tab-stop style:position="9.017cm"/>
          <style:tab-stop style:position="16.51cm"/>
        </style:tab-stops>
      </style:paragraph-properties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503cm"/>
          <style:tab-stop style:position="3.006cm"/>
          <style:tab-stop style:position="6.011cm"/>
          <style:tab-stop style:position="7.514cm"/>
          <style:tab-stop style:position="12.975cm"/>
          <style:tab-stop style:position="16.51cm"/>
        </style:tab-stops>
      </style:paragraph-properties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503cm"/>
          <style:tab-stop style:position="3.006cm"/>
          <style:tab-stop style:position="6.011cm"/>
          <style:tab-stop style:position="7.514cm"/>
        </style:tab-stops>
      </style:paragraph-properties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1.503cm"/>
          <style:tab-stop style:position="3.507cm"/>
          <style:tab-stop style:position="7.514cm"/>
          <style:tab-stop style:position="9.017cm"/>
          <style:tab-stop style:position="16.51cm"/>
        </style:tab-stops>
      </style:paragraph-properties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10" style:family="paragraph" style:parent-style-name="Standard">
      <style:paragraph-properties fo:line-height="100%" fo:text-align="start" style:justify-single-word="false">
        <style:tab-stops>
          <style:tab-stop style:position="1.503cm"/>
          <style:tab-stop style:position="3.006cm"/>
          <style:tab-stop style:position="6.011cm"/>
          <style:tab-stop style:position="7.514cm"/>
        </style:tab-stops>
      </style:paragraph-properties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11" style:family="paragraph" style:parent-style-name="Standard">
      <style:paragraph-properties fo:line-height="100%" fo:text-align="start" style:justify-single-word="false">
        <style:tab-stops>
          <style:tab-stop style:position="1.503cm"/>
          <style:tab-stop style:position="3.507cm"/>
          <style:tab-stop style:position="7.514cm"/>
          <style:tab-stop style:position="9.017cm"/>
          <style:tab-stop style:position="16.489cm"/>
        </style:tab-stops>
      </style:paragraph-properties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12" style:family="paragraph" style:parent-style-name="Standard">
      <style:paragraph-properties fo:line-height="100%" fo:text-align="start" style:justify-single-word="false">
        <style:tab-stops>
          <style:tab-stop style:position="1.503cm"/>
          <style:tab-stop style:position="3.507cm"/>
          <style:tab-stop style:position="7.514cm"/>
          <style:tab-stop style:position="9.017cm"/>
        </style:tab-stops>
      </style:paragraph-properties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13" style:family="paragraph" style:parent-style-name="Standard">
      <style:paragraph-properties fo:line-height="100%" fo:text-align="start" style:justify-single-word="false">
        <style:tab-stops>
          <style:tab-stop style:position="1.503cm"/>
          <style:tab-stop style:position="12.996cm"/>
          <style:tab-stop style:position="16.489cm"/>
        </style:tab-stops>
      </style:paragraph-properties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14" style:family="paragraph" style:parent-style-name="Standard">
      <style:paragraph-properties fo:line-height="100%" fo:text-align="start" style:justify-single-word="false">
        <style:tab-stops>
          <style:tab-stop style:position="1.503cm"/>
          <style:tab-stop style:position="3.507cm"/>
          <style:tab-stop style:position="12.044cm"/>
          <style:tab-stop style:position="16.489cm"/>
        </style:tab-stops>
      </style:paragraph-properties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1.503cm"/>
          <style:tab-stop style:position="3.507cm"/>
          <style:tab-stop style:position="7.514cm"/>
          <style:tab-stop style:position="9.017cm"/>
          <style:tab-stop style:position="13.97cm"/>
          <style:tab-stop style:position="16.489cm"/>
        </style:tab-stops>
      </style:paragraph-properties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503cm"/>
          <style:tab-stop style:position="3.507cm"/>
          <style:tab-stop style:position="7.514cm"/>
          <style:tab-stop style:position="9.017cm"/>
          <style:tab-stop style:position="13.991cm"/>
          <style:tab-stop style:position="16.489cm"/>
        </style:tab-stops>
      </style:paragraph-properties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6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ourier New" style:font-name-complex="Courier New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1.503cm"/>
          <style:tab-stop style:position="3.006cm"/>
          <style:tab-stop style:position="6.011cm"/>
          <style:tab-stop style:position="7.514cm"/>
        </style:tab-stops>
      </style:paragraph-properties>
      <style:text-properties style:use-window-font-color="true" style:font-name="Courier New" fo:font-size="16pt" style:text-underline-style="solid" style:text-underline-width="auto" style:text-underline-color="font-color" fo:font-weight="bold" fo:background-color="transparent" style:font-name-asian="Courier New" style:font-size-asian="16pt" style:font-weight-asian="bold" style:font-name-complex="Courier New" style:font-size-complex="16pt" style:font-weight-complex="bold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503cm"/>
          <style:tab-stop style:position="3.006cm"/>
          <style:tab-stop style:position="6.011cm"/>
          <style:tab-stop style:position="7.514cm"/>
        </style:tab-stops>
      </style:paragraph-properties>
      <style:text-properties style:use-window-font-color="true" style:font-name="Courier New" fo:font-size="16pt" fo:font-weight="bold" fo:background-color="transparent" style:font-name-asian="Courier New" style:font-name-complex="Courier New"/>
    </style:style>
    <style:style style:name="T1" style:family="text">
      <style:text-properties style:text-underline-style="solid" style:text-underline-width="auto" style:text-underline-color="font-color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Bauteilliste zu pi-pic-smd5 </text:p>
      <text:p text:style-name="P1">aus Datei: "Fuchsfalle-2.lay6"</text:p>
      <text:p text:style-name="P2">(31.01.2017 20:30:03)</text:p>
      <text:p text:style-name="P8"/>
      <text:p text:style-name="P5">No<text:tab/>Name<text:tab/>Value<text:tab/>Layer<text:tab/>Comment<text:tab/>Preis</text:p>
      <text:p text:style-name="P3">-----------------------------------------------------------------------</text:p>
      <text:p text:style-name="P5">1<text:tab/>Bu1<text:tab/>BL 2x20G 2,54<text:tab/>1*)<text:tab/>8,5mm Bauhöhe -&gt; 2x BL1x20G<text:tab/>0,54</text:p>
      <text:p text:style-name="P6">2<text:tab/>Bu2<text:tab/>PSS 254/2W<text:tab/>*)<text:tab/><text:tab/>0,04</text:p>
      <text:p text:style-name="P6">3<text:tab/>Bu3<text:tab/>PSS 254/3W<text:tab/>*)<text:tab/><text:tab/>0,04</text:p>
      <text:p text:style-name="P6">4<text:tab/>C1<text:tab/>X7R-G1206 100N<text:tab/>Top<text:tab/>SMD 1206 10%<text:tab/>0,04</text:p>
      <text:p text:style-name="P6">5<text:tab/>D1<text:tab/>SD103CW<text:tab/>Top<text:tab/>SMD SOD-123<text:tab/>0,05</text:p>
      <text:p text:style-name="P6">6<text:tab/>D2<text:tab/>ZR431FTA<text:tab/>Top<text:tab/>SMD SOT-23<text:tab/>0,31</text:p>
      <text:p text:style-name="P6">7<text:tab/>IC-Bu1<text:tab/>GS 20<text:tab/>Top<text:tab/>IC-Fassung DIL Federkont.<text:tab/>0,07</text:p>
      <text:p text:style-name="P6">8<text:tab/>PROG1<text:tab/>SL 1x6G 2,54<text:tab/>*)<text:tab/>von CSD<text:tab/>0,10</text:p>
      <text:p text:style-name="P6">9<text:tab/>R1<text:tab/>100k<text:tab/>Top<text:tab/>R1-R12: SMD 1206 5% 12x0,03<text:tab/>0,36</text:p>
      <text:p text:style-name="P3">10<text:tab/>R2<text:tab/>100k<text:tab/>Top<text:tab/></text:p>
      <text:p text:style-name="P3">11<text:tab/>R3<text:tab/>10k<text:tab/>Top<text:tab/></text:p>
      <text:p text:style-name="P3">12<text:tab/>R4<text:tab/>10k<text:tab/>Top<text:tab/></text:p>
      <text:p text:style-name="P3">13<text:tab/>R5<text:tab/>10k<text:tab/>Top<text:tab/></text:p>
      <text:p text:style-name="P3">14<text:tab/>R6<text:tab/>1k<text:tab/>Top<text:tab/></text:p>
      <text:p text:style-name="P3">15<text:tab/>R7<text:tab/>4,7k<text:tab/>Top<text:tab/></text:p>
      <text:p text:style-name="P3">16<text:tab/>R8<text:tab/>10k<text:tab/>Top<text:tab/></text:p>
      <text:p text:style-name="P3">17<text:tab/>R9<text:tab/>10k<text:tab/>Top<text:tab/></text:p>
      <text:p text:style-name="P3">18<text:tab/>R10<text:tab/>22k<text:tab/>Top<text:tab/></text:p>
      <text:p text:style-name="P3">19<text:tab/>R11<text:tab/>1k<text:tab/>Top<text:tab/></text:p>
      <text:p text:style-name="P3">20<text:tab/>R12<text:tab/>1M<text:tab/>Top<text:tab/></text:p>
      <text:p text:style-name="P6">21<text:tab/>T1<text:tab/>IRLML6402<text:tab/>Top<text:tab/>SMD SOT-23<text:tab/>0,15</text:p>
      <text:p text:style-name="P6">22<text:tab/>T2<text:tab/>IRLML2502<text:tab/>Top<text:tab/>SMD SOT-23<text:tab/>0,18</text:p>
      <text:p text:style-name="P6">23<text:tab/>T3<text:tab/>IRLML2502<text:tab/>Top<text:tab/>SMD SOT-23<text:tab/>0,18</text:p>
      <text:p text:style-name="P6">24<text:tab/>Ta1<text:tab/>Taster 3301B<text:tab/>*)<text:tab/><text:tab/>0,12</text:p>
      <text:p text:style-name="P6">25<text:tab/>IC1<text:tab/>PIC16F690-I/P<text:tab/>Top<text:tab/>DIl-20<text:tab/>2,10</text:p>
      <text:p text:style-name="P3">-----------------------------------------------------------------------</text:p>
      <text:p text:style-name="P7"><text:tab/><text:tab/><text:tab/><text:tab/><text:tab/>Gesamt, Euro:<text:tab/>4,28<text:tab/></text:p>
      <text:p text:style-name="P4"/>
      <text:p text:style-name="P4">Außer No1/Bu1 alle BE von der Fa. Reichelt (Value=Bestellnummer)</text:p>
      <text:p text:style-name="P4">*) Bauteile auf der Leiterseite montieren (wie SMD) u. löten</text:p>
      <text:p text:style-name="P4">1*)Montage von Bestückungsseite, löten auf der Leiterseite</text:p>
      <text:p text:style-name="P4"/>
      <text:p text:style-name="P18">Bauteilliste zu PIC-PI-3</text:p>
      <text:p text:style-name="P4"/>
      <text:p text:style-name="P5">No<text:tab/>Name<text:tab/>Value<text:tab/>Layer<text:tab/>Comment<text:tab/>Preis</text:p>
      <text:p text:style-name="P3">-----------------------------------------------------------------------</text:p>
      <text:p text:style-name="P5">1<text:tab/>Bu1<text:tab/>AKL 383-02<text:tab/>Top<text:tab/>SV-Kabel<text:tab/>0,24</text:p>
      <text:p text:style-name="P5">2<text:tab/>Bu2<text:tab/>PSS 254/3G<text:tab/>Top<text:tab/>Steuerkabel<text:tab/>0,02</text:p>
      <text:p text:style-name="P5">3<text:tab/>T1<text:tab/>Si4463<text:tab/>*)<text:tab/>SMD SO-8 (Darisus GmbH)<text:tab/>0,89</text:p>
      <text:p text:style-name="P5">4<text:tab/>R1,2<text:tab/>10k,1M<text:tab/>*)<text:tab/>SMD 1206 5% 2x0,03<text:tab/>0,06</text:p>
      <text:p text:style-name="P5">5<text:tab/>M1<text:tab/>MT3608<text:tab/>Top<text:tab/>Boostkonverter 2A<text:tab/>1,00</text:p>
      <text:p text:style-name="P5">6<text:tab/>Bathalt<text:tab/>HA 1X18650<text:tab/>Top<text:tab/>Batteriehalterung für 18650<text:tab/>1,45</text:p>
      <text:p text:style-name="P5">7<text:tab/>Sihalt<text:tab/>PL 112000<text:tab/>Top<text:tab/><text:tab/>0,18</text:p>
      <text:p text:style-name="P5">8<text:tab/>USBKab<text:tab/>722935<text:tab/>Top<text:tab/>Micro-USB offenes Ende 0,2m<text:tab/>1,00</text:p>
      <text:p text:style-name="P5">9<text:tab/>Kab2pol<text:tab/>AKL 369-02<text:tab/>Top<text:tab/>für Bu1 0,2m 2x0,5qmm 2x<text:tab/>0,96</text:p>
      <text:p text:style-name="P5">10<text:tab/>Zug<text:tab/>1408790<text:tab/>Top<text:tab/>Zugentlastung<text:tab/>0,23</text:p>
      <text:p text:style-name="P5">11<text:tab/>PI<text:tab/>B+<text:tab/>Top<text:tab/>Raspberry PI B+ (Pollin)<text:tab/>27,00</text:p>
      <text:p text:style-name="P5">-----------------------------------------------------------------------</text:p>
      <text:p text:style-name="P13"><text:tab/><text:tab/>Gesamt, Euro:<text:tab/>33,03</text:p>
      <text:p text:style-name="P19"><text:soft-page-break/><text:span text:style-name="T1">Bauteillisten zu Platinen:</text:span></text:p>
      <text:p text:style-name="P18">PIC-Tester, PI-Tester u. Wartung</text:p>
      <text:p text:style-name="P4"/>
      <text:p text:style-name="P5">No<text:tab/>Name<text:tab/>Value<text:tab/>Layer<text:tab/>Comment<text:tab/>Preis</text:p>
      <text:p text:style-name="P3">-----------------------------------------------------------------------</text:p>
      <text:p text:style-name="P5">PIC-Tester:</text:p>
      <text:p text:style-name="P5">1<text:tab/>Bu1<text:tab/>AKL 383-02<text:tab/>Top<text:tab/><text:tab/>0,24</text:p>
      <text:p text:style-name="P5">2<text:tab/>IC1<text:tab/>TS 1117 BCW33<text:tab/>*)<text:tab/>SMD SOT<text:tab/>0,32</text:p>
      <text:p text:style-name="P5">3<text:tab/>DistBu<text:tab/>M2,5 10mm<text:tab/>Top<text:tab/>Bürklin 4x0,20<text:tab/>0,80</text:p>
      <text:p text:style-name="P5">4<text:tab/>SL1<text:tab/>SL 2X10G 2,54<text:tab/>Top<text:tab/><text:tab/>0,10</text:p>
      <text:p text:style-name="P5">5<text:tab/>SL2-6<text:tab/>SL 1X36G 2,54<text:tab/>Top<text:tab/><text:tab/>0,17</text:p>
      <text:p text:style-name="P5">6<text:tab/>Ju1-3<text:tab/>Ju<text:tab/>Top<text:tab/>3x0,02<text:tab/>0,06</text:p>
      <text:p text:style-name="P15"><text:tab/><text:tab/><text:tab/><text:tab/><text:tab/>Summe:<text:tab/>1,69</text:p>
      <text:p text:style-name="P5">PI-Tester:</text:p>
      <text:p text:style-name="P5">1<text:tab/>Bu1<text:tab/>2x20pol/SMD<text:tab/>*)<text:tab/>Verbinder zum Pi-Header<text:tab/>1,00</text:p>
      <text:p text:style-name="P5">2<text:tab/>LED1-5<text:tab/>versch. Farben<text:tab/>Top<text:tab/>ge gn or rt bl<text:tab/>1,00</text:p>
      <text:p text:style-name="P5">3<text:tab/>SL1-5<text:tab/>SL 1X36G 2,54<text:tab/>Top<text:tab/><text:tab/>0,17</text:p>
      <text:p text:style-name="P5">4<text:tab/>DipS<text:tab/>NT 02<text:tab/>Top<text:tab/><text:tab/>0,25</text:p>
      <text:p text:style-name="P16"><text:tab/><text:tab/><text:tab/><text:tab/><text:tab/>Summe:<text:tab/>2,42</text:p>
      <text:p text:style-name="P5">Wartung:</text:p>
      <text:p text:style-name="P5">1<text:tab/>Bu1<text:tab/>AKL 383-02<text:tab/>Top<text:tab/><text:tab/>0,24</text:p>
      <text:p text:style-name="P5">2<text:tab/>Bu2<text:tab/>PSS 254/3G<text:tab/>Top<text:tab/><text:tab/>0,02</text:p>
      <text:p text:style-name="P5">3<text:tab/>Bu3<text:tab/>Hohl 2,1/5,5<text:tab/>Top<text:tab/><text:tab/>0,30</text:p>
      <text:p text:style-name="P5">5<text:tab/>M1<text:tab/>MT3608/XL<text:tab/>Top<text:tab/>Boostkonverter 2A<text:tab/>1,00</text:p>
      <text:p text:style-name="P5">6<text:tab/>Bathalt<text:tab/>HA 1X18650<text:tab/>Top<text:tab/>Batteriehalterung für 18650<text:tab/>1,45</text:p>
      <text:p text:style-name="P5">7<text:tab/>Sihalt<text:tab/>PL 112000<text:tab/>Top<text:tab/><text:tab/>0,18</text:p>
      <text:p text:style-name="P5">8<text:tab/>Si1<text:tab/>3A flink 5x20<text:tab/>Top<text:tab/><text:tab/>0,20</text:p>
      <text:p text:style-name="P5">9<text:tab/>Ju1-5<text:tab/>Ju<text:tab/>Top<text:tab/>5x0,02<text:tab/>0,10</text:p>
      <text:p text:style-name="P5">10<text:tab/>DistBu<text:tab/>M2,0 8mm<text:tab/>Top<text:tab/>Bürklin 2x0,16<text:tab/>0,32</text:p>
      <text:p text:style-name="P5">11<text:tab/>TX1<text:tab/>Adapter<text:tab/>Top<text:tab/>Eigenbau<text:tab/>1,00</text:p>
      <text:p text:style-name="P5">12<text:tab/>LCD<text:tab/>4x16 m. Bel.<text:tab/>Top<text:tab/>I2C u. Stromquelle<text:tab/>10,00</text:p>
      <text:p text:style-name="P14">----------------------------------------------------------------------<text:tab/></text:p>
      <text:p text:style-name="P14"><text:tab/><text:tab/><text:tab/><text:tab/>13,81</text:p>
      <text:p text:style-name="P14"><text:tab/><text:tab/><text:tab/>Gesamt, Euro:<text:tab/>17,92</text:p>
      <text:p text:style-name="P14"><text:tab/><text:tab/><text:tab/>Gesamt, S.1-2<text:tab/>55,23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2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2-21T23:51:41.01</dc:date>
    <dc:creator>Lothar Hiller</dc:creator>
    <meta:editing-duration>PT3H21M24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2" meta:paragraph-count="85" meta:word-count="482" meta:character-count="2882"/>
  </office:meta>
</office:document-meta>
</file>